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8.99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3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cc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#0000cc"/>
    </style:style>
    <style:style style:name="ce9" style:family="table-cell" style:parent-style-name="Default">
      <style:table-cell-properties fo:background-color="#00ff66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3399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cc33"/>
    </style:style>
    <style:style style:name="ce20" style:family="table-cell" style:parent-style-name="Default">
      <style:table-cell-properties fo:background-color="#000066"/>
    </style:style>
  </office:automatic-styles>
  <office:body>
    <office:spreadsheet>
      <table:table table:name="Capacitie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visibility="collapse" table:default-cell-style-name="Default"/>
        <table:table-column table:style-name="co2" table:default-cell-style-name="Default"/>
        <table:table-column table:style-name="co6" table:visibility="collapse" table:default-cell-style-name="Default"/>
        <table:table-column table:style-name="co2" table:default-cell-style-name="Default"/>
        <table:table-column table:style-name="co7" table:visibility="collapse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>
            <text:p>Couleu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apacité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Codée ?</text:p>
          </table:table-cell>
          <table:table-cell table:style-name="ce1"/>
          <table:table-cell table:style-name="ce1" office:value-type="string">
            <text:p>Testée ?</text:p>
          </table:table-cell>
          <table:table-cell table:style-name="ce1"/>
          <table:table-cell table:style-name="ce1" office:value-type="string">
            <text:p>Terminée ?</text:p>
          </table:table-cell>
          <table:table-cell table:style-name="ce1"/>
          <table:table-cell table:style-name="ce1" office:value-type="string">
            <text:p>Statut</text:p>
          </table:table-cell>
          <table:table-cell table:style-name="ce1" office:value-type="string">
            <text:p>Détails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jaune</text:p>
          </table:table-cell>
          <table:table-cell office:value-type="string">
            <text:p>inné</text:p>
          </table:table-cell>
          <table:table-cell office:value-type="string">
            <text:p>berserker</text:p>
          </table:table-cell>
          <table:table-cell office:value-type="string">
            <text:p>guerrier</text:p>
          </table:table-cell>
          <table:table-cell office:value-type="string">
            <text:p>oui</text:p>
          </table:table-cell>
          <table:table-cell table:formula="of:=IF(EXACT([.E2];&quot;oui&quot;);1;0)" office:value-type="float" office:value="1">
            <text:p>1</text:p>
          </table:table-cell>
          <table:table-cell office:value-type="string">
            <text:p>à moitié</text:p>
          </table:table-cell>
          <table:table-cell table:formula="of:=IF(EXACT([.G2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2];&quot;oui&quot;);1;0)" office:value-type="float" office:value="0">
            <text:p>0</text:p>
          </table:table-cell>
          <table:table-cell table:formula="of:=IF(EXACT([.I2]; &quot;oui&quot;); &quot;terminée&quot;; IF(EXACT([.G2]; &quot;oui&quot;); &quot;en finition&quot;; IF(EXACT([.E2]; &quot;oui&quot;); &quot;à tester&quot;;&quot;à faire&quot; )))" office:value-type="string" office:string-value="à tester">
            <text:p>à tester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rouge (~sang)</text:p>
          </table:table-cell>
          <table:table-cell office:value-type="string">
            <text:p>chaud</text:p>
          </table:table-cell>
          <table:table-cell office:value-type="string">
            <text:p>boule de feu</text:p>
          </table:table-cell>
          <table:table-cell office:value-type="string">
            <text:p>mage</text:p>
          </table:table-cell>
          <table:table-cell office:value-type="string">
            <text:p>oui</text:p>
          </table:table-cell>
          <table:table-cell table:formula="of:=IF(EXACT([.E3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3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I3];&quot;oui&quot;);1;0)" office:value-type="float" office:value="1">
            <text:p>1</text:p>
          </table:table-cell>
          <table:table-cell table:formula="of:=IF(EXACT([.I3]; &quot;oui&quot;); &quot;terminée&quot;; IF(EXACT([.G3]; &quot;oui&quot;); &quot;en finition&quot;; IF(EXACT([.E3]; &quot;oui&quot;); &quot;à tester&quot;;&quot;à faire&quot; )))" office:value-type="string" office:string-value="terminée">
            <text:p>terminée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bleu (~turquoise)</text:p>
          </table:table-cell>
          <table:table-cell office:value-type="string">
            <text:p>froid</text:p>
          </table:table-cell>
          <table:table-cell office:value-type="string">
            <text:p>boule de glace</text:p>
          </table:table-cell>
          <table:table-cell office:value-type="string">
            <text:p>mage</text:p>
          </table:table-cell>
          <table:table-cell office:value-type="string">
            <text:p>oui</text:p>
          </table:table-cell>
          <table:table-cell table:formula="of:=IF(EXACT([.E4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4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I4];&quot;oui&quot;);1;0)" office:value-type="float" office:value="1">
            <text:p>1</text:p>
          </table:table-cell>
          <table:table-cell table:formula="of:=IF(EXACT([.I4]; &quot;oui&quot;); &quot;terminée&quot;; IF(EXACT([.G4]; &quot;oui&quot;); &quot;en finition&quot;; IF(EXACT([.E4]; &quot;oui&quot;); &quot;à tester&quot;;&quot;à faire&quot; )))" office:value-type="string" office:string-value="terminée">
            <text:p>terminée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blanc ???</text:p>
          </table:table-cell>
          <table:table-cell office:value-type="string">
            <text:p>tech</text:p>
          </table:table-cell>
          <table:table-cell office:value-type="string">
            <text:p>cape d'invisibilité</text:p>
          </table:table-cell>
          <table:table-cell office:value-type="string">
            <text:p>assassin</text:p>
          </table:table-cell>
          <table:table-cell office:value-type="string">
            <text:p>oui</text:p>
          </table:table-cell>
          <table:table-cell table:formula="of:=IF(EXACT([.E5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5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5];&quot;oui&quot;);1;0)" office:value-type="float" office:value="0">
            <text:p>0</text:p>
          </table:table-cell>
          <table:table-cell table:formula="of:=IF(EXACT([.I5]; &quot;oui&quot;); &quot;terminée&quot;; IF(EXACT([.G5]; &quot;oui&quot;); &quot;en finition&quot;; IF(EXACT([.E5]; &quot;oui&quot;); &quot;à tester&quot;;&quot;à faire&quot; )))" office:value-type="string" office:string-value="en finition">
            <text:p>en finition</text:p>
          </table:table-cell>
          <table:table-cell office:value-type="string">
            <text:p>invisible pour les coéquipiers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office:value-type="string">
            <text:p>corps en adamantium</text:p>
          </table:table-cell>
          <table:table-cell office:value-type="string">
            <text:p>golem</text:p>
          </table:table-cell>
          <table:table-cell office:value-type="string">
            <text:p>non</text:p>
          </table:table-cell>
          <table:table-cell table:formula="of:=IF(EXACT([.E6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G6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6];&quot;oui&quot;);1;0)" office:value-type="float" office:value="0">
            <text:p>0</text:p>
          </table:table-cell>
          <table:table-cell table:formula="of:=IF(EXACT([.I6]; &quot;oui&quot;); &quot;terminée&quot;; IF(EXACT([.G6]; &quot;oui&quot;); &quot;en finition&quot;; IF(EXACT([.E6]; &quot;oui&quot;); &quot;à tester&quot;;&quot;à faire&quot; )))" office:value-type="string" office:string-value="à faire">
            <text:p>à faire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orange ???</text:p>
          </table:table-cell>
          <table:table-cell office:value-type="string">
            <text:p>force</text:p>
          </table:table-cell>
          <table:table-cell office:value-type="string">
            <text:p>coup de bouclier</text:p>
          </table:table-cell>
          <table:table-cell office:value-type="string">
            <text:p>guerrier</text:p>
          </table:table-cell>
          <table:table-cell office:value-type="string">
            <text:p>oui</text:p>
          </table:table-cell>
          <table:table-cell table:formula="of:=IF(EXACT([.E7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7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7];&quot;oui&quot;);1;0)" office:value-type="float" office:value="0">
            <text:p>0</text:p>
          </table:table-cell>
          <table:table-cell table:formula="of:=IF(EXACT([.I7]; &quot;oui&quot;); &quot;terminée&quot;; IF(EXACT([.G7]; &quot;oui&quot;); &quot;en finition&quot;; IF(EXACT([.E7]; &quot;oui&quot;); &quot;à tester&quot;;&quot;à faire&quot; )))" office:value-type="string" office:string-value="en finition">
            <text:p>en finition</text:p>
          </table:table-cell>
          <table:table-cell office:value-type="string">
            <text:p>pas facile à bien visée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orange ???</text:p>
          </table:table-cell>
          <table:table-cell office:value-type="string">
            <text:p>force</text:p>
          </table:table-cell>
          <table:table-cell office:value-type="string">
            <text:p>coup fort</text:p>
          </table:table-cell>
          <table:table-cell office:value-type="string">
            <text:p>guerrier</text:p>
          </table:table-cell>
          <table:table-cell office:value-type="string">
            <text:p>non</text:p>
          </table:table-cell>
          <table:table-cell table:formula="of:=IF(EXACT([.E8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G8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8];&quot;oui&quot;);1;0)" office:value-type="float" office:value="0">
            <text:p>0</text:p>
          </table:table-cell>
          <table:table-cell table:formula="of:=IF(EXACT([.I8]; &quot;oui&quot;); &quot;terminée&quot;; IF(EXACT([.G8]; &quot;oui&quot;); &quot;en finition&quot;; IF(EXACT([.E8]; &quot;oui&quot;); &quot;à tester&quot;;&quot;à faire&quot; )))" office:value-type="string" office:string-value="à faire">
            <text:p>à faire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violet</text:p>
          </table:table-cell>
          <table:table-cell office:value-type="string">
            <text:p>chimique</text:p>
          </table:table-cell>
          <table:table-cell office:value-type="string">
            <text:p>dague empoisonnée</text:p>
          </table:table-cell>
          <table:table-cell office:value-type="string">
            <text:p>assassin</text:p>
          </table:table-cell>
          <table:table-cell office:value-type="string">
            <text:p>oui</text:p>
          </table:table-cell>
          <table:table-cell table:formula="of:=IF(EXACT([.E9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G9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9];&quot;oui&quot;);1;0)" office:value-type="float" office:value="0">
            <text:p>0</text:p>
          </table:table-cell>
          <table:table-cell table:formula="of:=IF(EXACT([.I9]; &quot;oui&quot;); &quot;terminée&quot;; IF(EXACT([.G9]; &quot;oui&quot;); &quot;en finition&quot;; IF(EXACT([.E9]; &quot;oui&quot;); &quot;à tester&quot;;&quot;à faire&quot; )))" office:value-type="string" office:string-value="à tester">
            <text:p>à tester</text:p>
          </table:table-cell>
          <table:table-cell office:value-type="string">
            <text:p>plus de hitbox</text:p>
          </table:table-cell>
          <table:table-cell table:number-columns-repeated="1012"/>
        </table:table-row>
        <table:table-row table:style-name="ro1">
          <table:table-cell table:style-name="ce7" office:value-type="string">
            <text:p>violet</text:p>
          </table:table-cell>
          <table:table-cell office:value-type="string">
            <text:p>chimique</text:p>
          </table:table-cell>
          <table:table-cell office:value-type="string">
            <text:p>flèche empoisonnée</text:p>
          </table:table-cell>
          <table:table-cell office:value-type="string">
            <text:p>archer</text:p>
          </table:table-cell>
          <table:table-cell office:value-type="string">
            <text:p>oui</text:p>
          </table:table-cell>
          <table:table-cell table:formula="of:=IF(EXACT([.E10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10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10];&quot;oui&quot;);1;0)" office:value-type="float" office:value="0">
            <text:p>0</text:p>
          </table:table-cell>
          <table:table-cell table:formula="of:=IF(EXACT([.I10]; &quot;oui&quot;); &quot;terminée&quot;; IF(EXACT([.G10]; &quot;oui&quot;); &quot;en finition&quot;; IF(EXACT([.E10]; &quot;oui&quot;); &quot;à tester&quot;;&quot;à faire&quot; )))" office:value-type="string" office:string-value="en finition">
            <text:p>en finition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orange ???</text:p>
          </table:table-cell>
          <table:table-cell office:value-type="string">
            <text:p>force</text:p>
          </table:table-cell>
          <table:table-cell office:value-type="string">
            <text:p>guillotine</text:p>
          </table:table-cell>
          <table:table-cell office:value-type="string">
            <text:p>assassin</text:p>
          </table:table-cell>
          <table:table-cell office:value-type="string">
            <text:p>non</text:p>
          </table:table-cell>
          <table:table-cell table:formula="of:=IF(EXACT([.E11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G11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11];&quot;oui&quot;);1;0)" office:value-type="float" office:value="0">
            <text:p>0</text:p>
          </table:table-cell>
          <table:table-cell table:formula="of:=IF(EXACT([.I11]; &quot;oui&quot;); &quot;terminée&quot;; IF(EXACT([.G11]; &quot;oui&quot;); &quot;en finition&quot;; IF(EXACT([.E11]; &quot;oui&quot;); &quot;à tester&quot;;&quot;à faire&quot; )))" office:value-type="string" office:string-value="à faire">
            <text:p>à faire</text:p>
          </table:table-cell>
          <table:table-cell table:number-columns-repeated="1013"/>
        </table:table-row>
        <table:table-row table:style-name="ro1">
          <table:table-cell office:value-type="string">
            <text:p>jaune</text:p>
          </table:table-cell>
          <table:table-cell office:value-type="string">
            <text:p>inné</text:p>
          </table:table-cell>
          <table:table-cell office:value-type="string">
            <text:p>intangibilité</text:p>
          </table:table-cell>
          <table:table-cell office:value-type="string">
            <text:p>assassin</text:p>
          </table:table-cell>
          <table:table-cell office:value-type="string">
            <text:p>non</text:p>
          </table:table-cell>
          <table:table-cell table:formula="of:=IF(EXACT([.E12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G12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12];&quot;oui&quot;);1;0)" office:value-type="float" office:value="0">
            <text:p>0</text:p>
          </table:table-cell>
          <table:table-cell table:formula="of:=IF(EXACT([.I12]; &quot;oui&quot;); &quot;terminée&quot;; IF(EXACT([.G12]; &quot;oui&quot;); &quot;en finition&quot;; IF(EXACT([.E12]; &quot;oui&quot;); &quot;à tester&quot;;&quot;à faire&quot; )))" office:value-type="string" office:string-value="à faire">
            <text:p>à faire</text:p>
          </table:table-cell>
          <table:table-cell table:number-columns-repeated="1013"/>
        </table:table-row>
        <table:table-row table:style-name="ro1">
          <table:table-cell table:style-name="ce8" office:value-type="string">
            <text:p>bleu foncé ???</text:p>
          </table:table-cell>
          <table:table-cell office:value-type="string">
            <text:p>nécromancie</text:p>
          </table:table-cell>
          <table:table-cell office:value-type="string">
            <text:p>invocation ...</text:p>
          </table:table-cell>
          <table:table-cell office:value-type="string">
            <text:p>nécromancien</text:p>
          </table:table-cell>
          <table:table-cell office:value-type="string">
            <text:p>oui</text:p>
          </table:table-cell>
          <table:table-cell table:formula="of:=IF(EXACT([.E13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13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13];&quot;oui&quot;);1;0)" office:value-type="float" office:value="0">
            <text:p>0</text:p>
          </table:table-cell>
          <table:table-cell table:formula="of:=IF(EXACT([.I13]; &quot;oui&quot;); &quot;terminée&quot;; IF(EXACT([.G13]; &quot;oui&quot;); &quot;en finition&quot;; IF(EXACT([.E13]; &quot;oui&quot;); &quot;à tester&quot;;&quot;à faire&quot; )))" office:value-type="string" office:string-value="en finition">
            <text:p>en finition</text:p>
          </table:table-cell>
          <table:table-cell office:value-type="string">
            <text:p>les IA sont un peu bêtes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bleu foncé ???</text:p>
          </table:table-cell>
          <table:table-cell office:value-type="string">
            <text:p>nécromancie</text:p>
          </table:table-cell>
          <table:table-cell office:value-type="string">
            <text:p>invocation ...</text:p>
          </table:table-cell>
          <table:table-cell office:value-type="string">
            <text:p>nécromancien</text:p>
          </table:table-cell>
          <table:table-cell office:value-type="string">
            <text:p>oui</text:p>
          </table:table-cell>
          <table:table-cell table:formula="of:=IF(EXACT([.E14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14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14];&quot;oui&quot;);1;0)" office:value-type="float" office:value="0">
            <text:p>0</text:p>
          </table:table-cell>
          <table:table-cell table:formula="of:=IF(EXACT([.I14]; &quot;oui&quot;); &quot;terminée&quot;; IF(EXACT([.G14]; &quot;oui&quot;); &quot;en finition&quot;; IF(EXACT([.E14]; &quot;oui&quot;); &quot;à tester&quot;;&quot;à faire&quot; )))" office:value-type="string" office:string-value="en finition">
            <text:p>en finition</text:p>
          </table:table-cell>
          <table:table-cell office:value-type="string">
            <text:p>"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bleu foncé ???</text:p>
          </table:table-cell>
          <table:table-cell office:value-type="string">
            <text:p>nécromancie</text:p>
          </table:table-cell>
          <table:table-cell office:value-type="string">
            <text:p>invocation ...</text:p>
          </table:table-cell>
          <table:table-cell office:value-type="string">
            <text:p>nécromancien</text:p>
          </table:table-cell>
          <table:table-cell office:value-type="string">
            <text:p>oui</text:p>
          </table:table-cell>
          <table:table-cell table:formula="of:=IF(EXACT([.E15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15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15];&quot;oui&quot;);1;0)" office:value-type="float" office:value="0">
            <text:p>0</text:p>
          </table:table-cell>
          <table:table-cell table:formula="of:=IF(EXACT([.I15]; &quot;oui&quot;); &quot;terminée&quot;; IF(EXACT([.G15]; &quot;oui&quot;); &quot;en finition&quot;; IF(EXACT([.E15]; &quot;oui&quot;); &quot;à tester&quot;;&quot;à faire&quot; )))" office:value-type="string" office:string-value="en finition">
            <text:p>en finition</text:p>
          </table:table-cell>
          <table:table-cell office:value-type="string">
            <text:p>"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bleu foncé ???</text:p>
          </table:table-cell>
          <table:table-cell office:value-type="string">
            <text:p>nécromancie</text:p>
          </table:table-cell>
          <table:table-cell office:value-type="string">
            <text:p>invocation ...</text:p>
          </table:table-cell>
          <table:table-cell office:value-type="string">
            <text:p>nécromancien</text:p>
          </table:table-cell>
          <table:table-cell office:value-type="string">
            <text:p>oui</text:p>
          </table:table-cell>
          <table:table-cell table:formula="of:=IF(EXACT([.E16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16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16];&quot;oui&quot;);1;0)" office:value-type="float" office:value="0">
            <text:p>0</text:p>
          </table:table-cell>
          <table:table-cell table:formula="of:=IF(EXACT([.I16]; &quot;oui&quot;); &quot;terminée&quot;; IF(EXACT([.G16]; &quot;oui&quot;); &quot;en finition&quot;; IF(EXACT([.E16]; &quot;oui&quot;); &quot;à tester&quot;;&quot;à faire&quot; )))" office:value-type="string" office:string-value="en finition">
            <text:p>en finition</text:p>
          </table:table-cell>
          <table:table-cell office:value-type="string">
            <text:p>"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ouge (~sang)</text:p>
          </table:table-cell>
          <table:table-cell office:value-type="string">
            <text:p>chaud</text:p>
          </table:table-cell>
          <table:table-cell office:value-type="string">
            <text:p>mer de flammes</text:p>
          </table:table-cell>
          <table:table-cell office:value-type="string">
            <text:p>mage</text:p>
          </table:table-cell>
          <table:table-cell office:value-type="string">
            <text:p>oui</text:p>
          </table:table-cell>
          <table:table-cell table:formula="of:=IF(EXACT([.E17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17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I17];&quot;oui&quot;);1;0)" office:value-type="float" office:value="1">
            <text:p>1</text:p>
          </table:table-cell>
          <table:table-cell table:formula="of:=IF(EXACT([.I17]; &quot;oui&quot;); &quot;terminée&quot;; IF(EXACT([.G17]; &quot;oui&quot;); &quot;en finition&quot;; IF(EXACT([.E17]; &quot;oui&quot;); &quot;à tester&quot;;&quot;à faire&quot; )))" office:value-type="string" office:string-value="terminée">
            <text:p>terminée</text:p>
          </table:table-cell>
          <table:table-cell table:number-columns-repeated="1013"/>
        </table:table-row>
        <table:table-row table:style-name="ro1">
          <table:table-cell table:style-name="ce9" office:value-type="string">
            <text:p>vert</text:p>
          </table:table-cell>
          <table:table-cell office:value-type="string">
            <text:p>naturel</text:p>
          </table:table-cell>
          <table:table-cell office:value-type="string">
            <text:p>mur de pierre</text:p>
          </table:table-cell>
          <table:table-cell office:value-type="string">
            <text:p>golem</text:p>
          </table:table-cell>
          <table:table-cell office:value-type="string">
            <text:p>oui</text:p>
          </table:table-cell>
          <table:table-cell table:formula="of:=IF(EXACT([.E18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18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18];&quot;oui&quot;);1;0)" office:value-type="float" office:value="0">
            <text:p>0</text:p>
          </table:table-cell>
          <table:table-cell table:formula="of:=IF(EXACT([.I18]; &quot;oui&quot;); &quot;terminée&quot;; IF(EXACT([.G18]; &quot;oui&quot;); &quot;en finition&quot;; IF(EXACT([.E18]; &quot;oui&quot;); &quot;à tester&quot;;&quot;à faire&quot; )))" office:value-type="string" office:string-value="en finition">
            <text:p>en finition</text:p>
          </table:table-cell>
          <table:table-cell table:number-columns-repeated="1013"/>
        </table:table-row>
        <table:table-row table:style-name="ro1">
          <table:table-cell office:value-type="string">
            <text:p>jaune</text:p>
          </table:table-cell>
          <table:table-cell office:value-type="string">
            <text:p>inné</text:p>
          </table:table-cell>
          <table:table-cell office:value-type="string">
            <text:p>parade</text:p>
          </table:table-cell>
          <table:table-cell office:value-type="string">
            <text:p>guerrier</text:p>
          </table:table-cell>
          <table:table-cell office:value-type="string">
            <text:p>oui</text:p>
          </table:table-cell>
          <table:table-cell table:formula="of:=IF(EXACT([.E19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G19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19];&quot;oui&quot;);1;0)" office:value-type="float" office:value="0">
            <text:p>0</text:p>
          </table:table-cell>
          <table:table-cell table:formula="of:=IF(EXACT([.I19]; &quot;oui&quot;); &quot;terminée&quot;; IF(EXACT([.G19]; &quot;oui&quot;); &quot;en finition&quot;; IF(EXACT([.E19]; &quot;oui&quot;); &quot;à tester&quot;;&quot;à faire&quot; )))" office:value-type="string" office:string-value="à tester">
            <text:p>à teste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blanc ???</text:p>
          </table:table-cell>
          <table:table-cell office:value-type="string">
            <text:p>tech</text:p>
          </table:table-cell>
          <table:table-cell office:value-type="string">
            <text:p>piège</text:p>
          </table:table-cell>
          <table:table-cell office:value-type="string">
            <text:p>archer</text:p>
          </table:table-cell>
          <table:table-cell office:value-type="string">
            <text:p>oui</text:p>
          </table:table-cell>
          <table:table-cell table:formula="of:=IF(EXACT([.E20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20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20];&quot;oui&quot;);1;0)" office:value-type="float" office:value="0">
            <text:p>0</text:p>
          </table:table-cell>
          <table:table-cell table:formula="of:=IF(EXACT([.I20]; &quot;oui&quot;); &quot;terminée&quot;; IF(EXACT([.G20]; &quot;oui&quot;); &quot;en finition&quot;; IF(EXACT([.E20]; &quot;oui&quot;); &quot;à tester&quot;;&quot;à faire&quot; )))" office:value-type="string" office:string-value="en finition">
            <text:p>en finition</text:p>
          </table:table-cell>
          <table:table-cell office:value-type="string">
            <text:p>aucun effet visuel et visible pour les ennemis ?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vert</text:p>
          </table:table-cell>
          <table:table-cell office:value-type="string">
            <text:p>naturel</text:p>
          </table:table-cell>
          <table:table-cell office:value-type="string">
            <text:p>régénération de Gaïa</text:p>
          </table:table-cell>
          <table:table-cell office:value-type="string">
            <text:p>golem</text:p>
          </table:table-cell>
          <table:table-cell office:value-type="string">
            <text:p>non</text:p>
          </table:table-cell>
          <table:table-cell table:formula="of:=IF(EXACT([.E21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G21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21];&quot;oui&quot;);1;0)" office:value-type="float" office:value="0">
            <text:p>0</text:p>
          </table:table-cell>
          <table:table-cell table:formula="of:=IF(EXACT([.I21]; &quot;oui&quot;); &quot;terminée&quot;; IF(EXACT([.G21]; &quot;oui&quot;); &quot;en finition&quot;; IF(EXACT([.E21]; &quot;oui&quot;); &quot;à tester&quot;;&quot;à faire&quot; )))" office:value-type="string" office:string-value="à faire">
            <text:p>à faire</text:p>
          </table:table-cell>
          <table:table-cell table:number-columns-repeated="1013"/>
        </table:table-row>
        <table:table-row table:style-name="ro1">
          <table:table-cell table:style-name="ce9" office:value-type="string">
            <text:p>vert</text:p>
          </table:table-cell>
          <table:table-cell office:value-type="string">
            <text:p>naturel</text:p>
          </table:table-cell>
          <table:table-cell office:value-type="string">
            <text:p>séisme</text:p>
          </table:table-cell>
          <table:table-cell office:value-type="string">
            <text:p>golem</text:p>
          </table:table-cell>
          <table:table-cell office:value-type="string">
            <text:p>oui</text:p>
          </table:table-cell>
          <table:table-cell table:formula="of:=IF(EXACT([.E22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22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22];&quot;oui&quot;);1;0)" office:value-type="float" office:value="0">
            <text:p>0</text:p>
          </table:table-cell>
          <table:table-cell table:formula="of:=IF(EXACT([.I22]; &quot;oui&quot;); &quot;terminée&quot;; IF(EXACT([.G22]; &quot;oui&quot;); &quot;en finition&quot;; IF(EXACT([.E22]; &quot;oui&quot;); &quot;à tester&quot;;&quot;à faire&quot; )))" office:value-type="string" office:string-value="en finition">
            <text:p>en finition</text:p>
          </table:table-cell>
          <table:table-cell office:value-type="string">
            <text:p>moche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orange ???</text:p>
          </table:table-cell>
          <table:table-cell office:value-type="string">
            <text:p>force</text:p>
          </table:table-cell>
          <table:table-cell office:value-type="string">
            <text:p>sniping ?</text:p>
          </table:table-cell>
          <table:table-cell office:value-type="string">
            <text:p>archer</text:p>
          </table:table-cell>
          <table:table-cell office:value-type="string">
            <text:p>non</text:p>
          </table:table-cell>
          <table:table-cell table:formula="of:=IF(EXACT([.E23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G23];&quot;oui&quot;);1;0)" office:value-type="float" office:value="0">
            <text:p>0</text:p>
          </table:table-cell>
          <table:table-cell office:value-type="string">
            <text:p>non</text:p>
          </table:table-cell>
          <table:table-cell table:formula="of:=IF(EXACT([.I23];&quot;oui&quot;);1;0)" office:value-type="float" office:value="0">
            <text:p>0</text:p>
          </table:table-cell>
          <table:table-cell table:formula="of:=IF(EXACT([.I23]; &quot;oui&quot;); &quot;terminée&quot;; IF(EXACT([.G23]; &quot;oui&quot;); &quot;en finition&quot;; IF(EXACT([.E23]; &quot;oui&quot;); &quot;à tester&quot;;&quot;à faire&quot; )))" office:value-type="string" office:string-value="à faire">
            <text:p>à faire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bleu (~turquoise)</text:p>
          </table:table-cell>
          <table:table-cell office:value-type="string">
            <text:p>froid</text:p>
          </table:table-cell>
          <table:table-cell office:value-type="string">
            <text:p>terre glacée</text:p>
          </table:table-cell>
          <table:table-cell office:value-type="string">
            <text:p>mage</text:p>
          </table:table-cell>
          <table:table-cell office:value-type="string">
            <text:p>oui</text:p>
          </table:table-cell>
          <table:table-cell table:formula="of:=IF(EXACT([.E24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24];&quot;oui&quot;);1;0)" office:value-type="float" office:value="1">
            <text:p>1</text:p>
          </table:table-cell>
          <table:table-cell office:value-type="string">
            <text:p>non</text:p>
          </table:table-cell>
          <table:table-cell table:formula="of:=IF(EXACT([.I24];&quot;oui&quot;);1;0)" office:value-type="float" office:value="0">
            <text:p>0</text:p>
          </table:table-cell>
          <table:table-cell table:formula="of:=IF(EXACT([.I24]; &quot;oui&quot;); &quot;terminée&quot;; IF(EXACT([.G24]; &quot;oui&quot;); &quot;en finition&quot;; IF(EXACT([.E24]; &quot;oui&quot;); &quot;à tester&quot;;&quot;à faire&quot; )))" office:value-type="string" office:string-value="en finition">
            <text:p>en finition</text:p>
          </table:table-cell>
          <table:table-cell office:value-type="string">
            <text:p>ralentit les coéquipiers</text:p>
          </table:table-cell>
          <table:table-cell table:number-columns-repeated="1012"/>
        </table:table-row>
        <table:table-row table:style-name="ro1">
          <table:table-cell office:value-type="string">
            <text:p>jaune</text:p>
          </table:table-cell>
          <table:table-cell office:value-type="string">
            <text:p>inné</text:p>
          </table:table-cell>
          <table:table-cell office:value-type="string">
            <text:p>tracking</text:p>
          </table:table-cell>
          <table:table-cell office:value-type="string">
            <text:p>archer</text:p>
          </table:table-cell>
          <table:table-cell office:value-type="string">
            <text:p>oui</text:p>
          </table:table-cell>
          <table:table-cell table:formula="of:=IF(EXACT([.E25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G25];&quot;oui&quot;);1;0)" office:value-type="float" office:value="1">
            <text:p>1</text:p>
          </table:table-cell>
          <table:table-cell office:value-type="string">
            <text:p>oui</text:p>
          </table:table-cell>
          <table:table-cell table:formula="of:=IF(EXACT([.I25];&quot;oui&quot;);1;0)" office:value-type="float" office:value="1">
            <text:p>1</text:p>
          </table:table-cell>
          <table:table-cell table:formula="of:=IF(EXACT([.I25]; &quot;oui&quot;); &quot;terminée&quot;; IF(EXACT([.G25]; &quot;oui&quot;); &quot;en finition&quot;; IF(EXACT([.E25]; &quot;oui&quot;); &quot;à tester&quot;;&quot;à faire&quot; )))" office:value-type="string" office:string-value="terminée">
            <text:p>terminée</text:p>
          </table:table-cell>
          <table:table-cell table:number-columns-repeated="1013"/>
        </table:table-row>
        <table:table-row table:style-name="ro1">
          <table:table-cell table:style-name="ce10" table:number-columns-repeated="4"/>
          <table:table-cell table:style-name="ce10" table:formula="of:=CONCATENATE(SUBTOTAL(9;[.F2:.F25]);&quot;/&quot;;ROW([.F25])-ROW([.F2])+1)" office:value-type="string" office:string-value="18/24">
            <text:p>18/24</text:p>
          </table:table-cell>
          <table:table-cell table:style-name="ce10" table:formula="of:=CONCATENATE(SUBTOTAL(9;[.G2:.G25]);&quot;/&quot;;ROW([.G25])-ROW([.G2])+1)" office:value-type="string" office:string-value="0/24">
            <text:p>0/24</text:p>
          </table:table-cell>
          <table:table-cell table:style-name="ce10" table:formula="of:=CONCATENATE(SUBTOTAL(9;[.H2:.H25]);&quot;/&quot;;ROW([.H25])-ROW([.H2])+1)" office:value-type="string" office:string-value="15/24">
            <text:p>15/24</text:p>
          </table:table-cell>
          <table:table-cell table:style-name="ce10" table:formula="of:=CONCATENATE(SUBTOTAL(9;[.I2:.I25]);&quot;/&quot;;ROW([.I25])-ROW([.I2])+1)" office:value-type="string" office:string-value="0/24">
            <text:p>0/24</text:p>
          </table:table-cell>
          <table:table-cell table:style-name="ce10" table:formula="of:=CONCATENATE(SUBTOTAL(9;[.J2:.J25]);&quot;/&quot;;ROW([.J25])-ROW([.J2])+1)" office:value-type="string" office:string-value="4/24">
            <text:p>4/24</text:p>
          </table:table-cell>
          <table:table-cell table:style-name="ce10"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ce10" table:formula="of:=CONCATENATE(ROUND(SUBTOTAL(9;[.F2:.F25])/(ROW([.F25])-ROW([.F2])+1)*100);&quot;%&quot;)" office:value-type="string" office:string-value="75%">
            <text:p>75%</text:p>
          </table:table-cell>
          <table:table-cell table:style-name="ce10" table:formula="of:=CONCATENATE(ROUND(SUBTOTAL(9;[.G2:.G25])/(ROW([.G25])-ROW([.G2])+1)*100);&quot;%&quot;)" office:value-type="string" office:string-value="0%">
            <text:p>0%</text:p>
          </table:table-cell>
          <table:table-cell table:style-name="ce10" table:formula="of:=CONCATENATE(ROUND(SUBTOTAL(9;[.H2:.H25])/(ROW([.H25])-ROW([.H2])+1)*100);&quot;%&quot;)" office:value-type="string" office:string-value="63%">
            <text:p>63%</text:p>
          </table:table-cell>
          <table:table-cell table:style-name="ce10" table:formula="of:=CONCATENATE(ROUND(SUBTOTAL(9;[.I2:.I25])/(ROW([.I25])-ROW([.I2])+1)*100);&quot;%&quot;)" office:value-type="string" office:string-value="0%">
            <text:p>0%</text:p>
          </table:table-cell>
          <table:table-cell table:style-name="ce10" table:formula="of:=CONCATENATE(ROUND(SUBTOTAL(9;[.J2:.J25])/(ROW([.J25])-ROW([.J2])+1)*100);&quot;%&quot;)" office:value-type="string" office:string-value="17%">
            <text:p>17%</text:p>
          </table:table-cell>
          <table:table-cell table:number-columns-repeated="1015"/>
        </table:table-row>
      </table:table>
      <table:table table:name="AttackType" table:style-name="ta1" table:print="false">
        <table:table-column table:style-name="co10" table:default-cell-style-name="ce12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0" table:number-columns-repeated="1016" table:default-cell-style-name="Default"/>
        <table:table-row table:style-name="ro1">
          <table:table-cell office:value-type="string">
            <text:p>Type d'attaque</text:p>
          </table:table-cell>
          <table:table-cell table:style-name="ce12" office:value-type="string">
            <text:p>Classe associée</text:p>
          </table:table-cell>
          <table:table-cell table:style-name="ce12" office:value-type="string">
            <text:p>Couleur</text:p>
          </table:table-cell>
          <table:table-cell table:style-name="ce12" office:value-type="string">
            <text:p>Armure defensive</text:p>
          </table:table-cell>
          <table:table-cell table:number-columns-repeated="4" table:style-name="ce12" office:value-type="string">
            <text:p>Objet de main</text:p>
          </table:table-cell>
          <table:table-cell table:style-name="ce12" table:number-columns-repeated="1016"/>
        </table:table-row>
        <table:table-row table:style-name="ro1">
          <table:table-cell table:style-name="ce13" office:value-type="string">
            <text:p>PHYSIC</text:p>
          </table:table-cell>
          <table:table-cell office:value-type="string">
            <text:p>Guerrier</text:p>
          </table:table-cell>
          <table:table-cell office:value-type="string">
            <text:p>rose foncé</text:p>
          </table:table-cell>
          <table:table-cell office:value-type="string">
            <text:p>X</text:p>
          </table:table-cell>
          <table:table-cell office:value-type="string">
            <text:p>bouclier</text:p>
          </table:table-cell>
          <table:table-cell office:value-type="string">
            <text:p>canne à pêche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PROJECTILE</text:p>
          </table:table-cell>
          <table:table-cell office:value-type="string">
            <text:p>Archer</text:p>
          </table:table-cell>
          <table:table-cell office:value-type="string">
            <text:p>Vert-jaune</text:p>
          </table:table-cell>
          <table:table-cell office:value-type="string">
            <text:p>mouss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AGIC</text:p>
          </table:table-cell>
          <table:table-cell office:value-type="string">
            <text:p>Mage</text:p>
          </table:table-cell>
          <table:table-cell office:value-type="string">
            <text:p>cyan</text:p>
          </table:table-cell>
          <table:table-cell office:value-type="string">
            <text:p>miroir</text:p>
          </table:table-cell>
          <table:table-cell office:value-type="string">
            <text:p>cape d'invisibilité</text:p>
          </table:table-cell>
          <table:table-cell office:value-type="string">
            <text:p>anneau d'intangibilité</text:p>
          </table:table-cell>
          <table:table-cell office:value-type="string">
            <text:p>boule de cristal</text:p>
          </table:table-cell>
          <table:table-cell office:value-type="string">
            <text:p>anneau de guérison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CHIMIC</text:p>
          </table:table-cell>
          <table:table-cell office:value-type="string">
            <text:p>Alchimiste</text:p>
          </table:table-cell>
          <table:table-cell office:value-type="string">
            <text:p>violet</text:p>
          </table:table-cell>
          <table:table-cell/>
          <table:table-cell office:value-type="string">
            <text:p>piège empoisonnant</text:p>
          </table:table-cell>
          <table:table-cell office:value-type="string">
            <text:p>poison applicable</text:p>
          </table:table-cell>
          <table:table-cell office:value-type="string">
            <text:p>poison jetable</text:p>
          </table:table-cell>
          <table:table-cell office:value-type="string">
            <text:p>potion de santé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FROST</text:p>
          </table:table-cell>
          <table:table-cell office:value-type="string">
            <text:p>(Snowman)</text:p>
          </table:table-cell>
          <table:table-cell office:value-type="string">
            <text:p>bleu très clair</text:p>
          </table:table-cell>
          <table:table-cell office:value-type="string">
            <text:p>laine</text:p>
          </table:table-cell>
          <table:table-cell office:value-type="string">
            <text:p>gel applicable</text:p>
          </table:table-cell>
          <table:table-cell office:value-type="string">
            <text:p>ralentissement jetable</text:p>
          </table:table-cell>
          <table:table-cell office:value-type="string">
            <text:p>ralentissement applicable</text:p>
          </table:table-cell>
          <table:table-cell table:number-columns-repeated="1017"/>
        </table:table-row>
        <table:table-row table:style-name="ro1">
          <table:table-cell table:style-name="ce16" office:value-type="string">
            <text:p>FIRE</text:p>
          </table:table-cell>
          <table:table-cell office:value-type="string">
            <text:p>(Pyro)</text:p>
          </table:table-cell>
          <table:table-cell office:value-type="string">
            <text:p>orange</text:p>
          </table:table-cell>
          <table:table-cell/>
          <table:table-cell office:value-type="string">
            <text:p>cocktail Molotov</text:p>
          </table:table-cell>
          <table:table-cell office:value-type="string">
            <text:p>boule de feu</text:p>
          </table:table-cell>
          <table:table-cell table:number-columns-repeated="1018"/>
        </table:table-row>
        <table:table-row table:style-name="ro2">
          <table:table-cell table:style-name="ce17" office:value-type="string">
            <text:p>TECHNOLOGIC</text:p>
          </table:table-cell>
          <table:table-cell/>
          <table:table-cell office:value-type="string">
            <text:p>gris</text:p>
          </table:table-cell>
          <table:table-cell/>
          <table:table-cell office:value-type="string">
            <text:p>trackage</text:p>
          </table:table-cell>
          <table:table-cell office:value-type="string">
            <text:p>laser</text:p>
          </table:table-cell>
          <table:table-cell office:value-type="string">
            <text:p>téléportation</text:p>
          </table:table-cell>
          <table:table-cell office:value-type="string">
            <text:p>fumigène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ELECTRIC</text:p>
          </table:table-cell>
          <table:table-cell/>
          <table:table-cell office:value-type="string">
            <text:p>jaune</text:p>
          </table:table-cell>
          <table:table-cell office:value-type="string">
            <text:p>caoutchouc</text:p>
          </table:table-cell>
          <table:table-cell office:value-type="string">
            <text:p>taser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XPLOSIVE</text:p>
          </table:table-cell>
          <table:table-cell/>
          <table:table-cell office:value-type="string">
            <text:p>rouge</text:p>
          </table:table-cell>
          <table:table-cell office:value-type="string">
            <text:p>X</text:p>
          </table:table-cell>
          <table:table-cell office:value-type="string">
            <text:p>piège explosif</text:p>
          </table:table-cell>
          <table:table-cell office:value-type="string">
            <text:p>dynamite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LADE ? INNÉ ?</text:p>
          </table:table-cell>
          <table:table-cell office:value-type="string">
            <text:p>Assassin</text:p>
          </table:table-cell>
          <table:table-cell office:value-type="string">
            <text:p>blanc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19" office:value-type="string">
            <text:p>NATUREL</text:p>
          </table:table-cell>
          <table:table-cell office:value-type="string">
            <text:p>Golem</text:p>
          </table:table-cell>
          <table:table-cell office:value-type="string">
            <text:p>vert (foncé?)</text:p>
          </table:table-cell>
          <table:table-cell/>
          <table:table-cell office:value-type="string">
            <text:p>mur de pierres</text:p>
          </table:table-cell>
          <table:table-cell office:value-type="string">
            <text:p>jus d'orange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NECROMANTIC</text:p>
          </table:table-cell>
          <table:table-cell office:value-type="string">
            <text:p>Nécromancien</text:p>
          </table:table-cell>
          <table:table-cell office:value-type="string">
            <text:p>bleu très foncé</text:p>
          </table:table-cell>
          <table:table-cell office:value-type="string">
            <text:p>X</text:p>
          </table:table-cell>
          <table:table-cell table:number-columns-repeated="1020"/>
        </table:table-row>
      </table:table>
      <table:database-ranges>
        <table:database-range table:target-range-address="Capacities.A1:Capacities.I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22/08/2019</text:date>, <text:time>16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8-22T16:55:14.58</dc:date>
    <meta:editing-duration>P10DT1H53M12S</meta:editing-duration>
    <meta:editing-cycles>18</meta:editing-cycles>
    <meta:document-statistic meta:table-count="2" meta:cell-count="364" meta:object-count="0"/>
  </office:meta>
</office:document-meta>
</file>